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erché en équilibre précaire sur une branche de son arbre, Edward alternait avec assiduité entre plaintes gémissantes et soupirs d'exaspération. Il était allongé, un genou plié et son regard émeraude tourné vers le ciel, les mains croisées derrière la tête. Un petit air ennuyé occupait son visage tandis que le blondin se demandait comment il allait pouvoir se sortir de cette situation. Le soleil commençait gentiment à se coucher à l'horizon et sa lumière orangée perlait au dessus des chapiteaux pour venir baigner son visage de sa chaleur doucereuse. Contrairement à ce que laissaient présager les apparences cependant, le garçon n'était pas en train de profiter d'une petite sieste sous un brin de soleil, comme en témoignaient les grognements provenant d'un peu plus bas. Comment en était-il arrivé là déjà ? Ah, oui...</text:p>
      <text:p text:style-name="Standard"/>
      <text:p text:style-name="Standard">Tout avait commencé un peu plus tôt dans la journée, lorsqu'Edward avait décidé de profiter de la présence en ville du cirque pour s'offrir un petit après-midi de divertissement. Ses parents avaient décliné sa proposition aussi il s'était retrouvé seul une fois encore. Cela ne le dérangeait pas plus que ça, après tout cela lui permettait de s'évader un peu plus -et Dieu seul savait combien il aimait ça. Le garçon s'était donc rendu au chapiteau et avait apprécié le spectacle autant que faire se peut, étant particulièrement friand de ces démonstrations d'agilité et ces acrobaties, et surtout des tours que les magiciens pouvaient être à même de leur offrir, son âme d'enfant aimant à s'imaginer qu'il ne s'agissait pas là de prestidigitation mais bel et bien de véritable magie.</text:p>
      <text:p text:style-name="Standard"/>
      <text:p text:style-name="Standard">A l'issue des quelques heures de représentation auxquelles sa place lui donnait droit, le garçon s'était éloigné du reste des spectateurs à la recherche du petit coin, suite à quoi il avait essayé de retrouver son chemin. Après quelques pérégrinations Edward avait fini par trouver une sortie, mais celle-ci n'était visiblement pas la bonne car au lieu de se retrouver du côté du parking, par là où il était arrivé, le blondin était désormais... Au beau milieu du campement des membres du cirque. Autour de lui se trouvaient roulottes, cages à animaux et diverses tentes et, complètement perdu, il avait commencé à déambuler à la recherche de quelqu'un qui pourrait lui indiquer par où repartir. Après plusieurs minutes de marche, l'adolescent avait fini par effectivement faire une rencontre, mais pas exactement celle qu'il attendait.</text:p>
      <text:p text:style-name="Standard"/>
      <text:p text:style-name="Standard">Il fallut un moment à Edward pour se rendre vraiment compte de la situation. Son regard de jade croisa celui du singe avant que ses paupières ne clignent rapidement plusieurs fois. Ils se regardèrent dans le blanc des yeux pendant quelques secondes puis le primate poussa un grognement et le garçon un hurlement de terreur avant de se retourner et de prendre ses jambes à son cou. Malheureusement pour lui, cette course soudaine excita l'animal qui le prit donc en chasse, et une poursuite mémorable s'engagea alors jusqu'à ce que, à bout de souffle, le blondin trouve refuge dans un arbre. Le singe s'était alors posté à son pied et montait la garde depuis.</text:p>
      <text:p text:style-name="Standard"/>
      <text:p text:style-name="Standard">Edward n'avait aucune idée du temps pendant lequel il était resté ainsi perché. Un nouveau soupir s'échappa de sa bouche alors qu'il entendait un nouveau grognement.</text:p>
      <text:p text:style-name="Standard"/>
      <text:p text:style-name="Standard">-Tout doux, King Kong. Couché !</text:p>
      <text:p text:style-name="P1">Toujours perché sur sa branche, Edward sentait ses paupières commencer à se fermer doucement. Il semblait sur le point de se mettre à somnoler, bercé par les grognements de son geôlier improvisé. Heureusement -ou malheureusement d'ailleurs, le blondin fut tiré de son endormissement par une petite voix aiguë provenant elle aussi du pied de son arbre (où il vivait heureux). Celle-ci le reprit sur le nom de l'animal, qu'il avait uniquement baptisé baptisé ainsi à cause du souvenir d'un vieux dessin animé qu'il aimait particulièrement étant gamin. Edward effectua un quart de roulade pour pouvoir tordre son cou en direction de la personne à l'origine de cette intervention. Ses paupières clignèrent plusieurs fois avant qu'il ne prenne la parole.</text:p>
      <text:p text:style-name="Standard"/>
      <text:p text:style-name="Standard">-Elvis La... Pardon ?</text:p>
      <text:p text:style-name="Standard"/>
      <text:p text:style-name="Standard">La propriétaire de cette voix était une jeune femme à l'air revêche qui le regardait avec des yeux dissimulant difficilement le mépris qu'elle éprouvait face à cette situation. Elle vint s'adosser au tronc en haut duquel le blondin se trouvait puis s'alluma une cigarette dont la fumée s'éleva juste assez pour venir lui irriter les yeux. Il fut obligé d'en fermer un alors que l'autre s'humidifiait dans un mécanisme de défense probablement inutile. La blondinette reprit alors la parole, lui suggérant de... euh... complimenter le lama sur... sur sa coupe de cheveux. Il se passa un moment sans qu'Edward ne réagisse, essayant de comprendre très exactement ce que cette proposition farfelue voulait dire. Puis il posa les yeux sur Kuzco et réalisa qu'il était effectivement coiffé avec beaucoup plus de soin que tous les lamas qu'il avait jamais vus.</text:p>
      <text:p text:style-name="Standard"/>
      <text:p text:style-name="Standard">-Euh... Ouais m'enfin elle est moche sa coiffure.</text:p>
      <text:p text:style-name="Standard"/>
      <text:p text:style-name="Standard">Et franchement, c'était pas faux. Kuzco avait une vieille houppette de travers, et était rasé sur les côtés à la mode hipster, ce qui lui donnait un air encore un peu plus stupide que ce à quoi on aurait pu s'attendre pour un animal déjà pas réputé pour être particulièrement malin. A se demander comme Edward avait pu passer à côté de ce détail. A moins que ce ne soit la raison qui l'avait poussé à prendre ses jambes à son cou de peur. C'était cohérent. Mais cela ne le tirait pas de cette situation précaire, et il allait vraiment devoir trouver un moyen de redescendre sur la terre ferme. Pour cela, le garçon allait probablement devoir demander de l'aide à la demoiselle qui venait de faire son apparition, qui semblait bien connaître Serge.</text:p>
      <text:p text:style-name="Standard"/>
      <text:p text:style-name="Standard">-Vous travaillez ici ? Vous voudriez pas plutôt le ranger dans sa niche, comme ça je pourrai redescendre ?</text:p>
      <text:p text:style-name="P1">La situation déjà peu enviable d'Edward était en train de devenir franchement désagréable. Cette fille ne voulait pas l'aider sous prétexte qu'il avait critiqué -à raison- la coiffure de son abruti de lama. Et elle continuait à lui envoyer sa fumée à la figure, ce qui était pas loin d'être pénible. Le blondin ne put retenir un soupir de lassitude tandis qu'il se faisait sermonner et retourna dans sa position originale sur le dos, de telle sorte qu'il ne pouvait plus la voir. Il ne lui répondit pas, se plongeant à nouveau dans la recherche d'une solution pour se tirer de ce mauvais pas. </text:p>
      <text:p text:style-name="Standard"/>
      <text:p text:style-name="Standard">Malheureusement pour notre garçon, la concentration n'était pas vraiment au rendez-vous. Déjà, il avait faim. Bah ouais, il commençait à se faire tard et il n'avait pas mangé depuis des heures. Alors forcément, ça commençait à lui titiller l'estomac, comme le prouvaient les faibles gargouillements que l'on entendait discrètement. Et surtout, l'autre pimbêche s'était mise à hurler à la mort. En levant la tête, Edward s'aperçut qu'elle était à son tour en train de se faire courser par Kuzco, le lama mégalo. Parfait, voilà qui réglait son problème. Il n'avait maintenant plus qu'à descendre pendant que la bestiole était occupée ailleurs et... Attends. Pourquoi elle revient par ici ? Elle veut quand même pas...</text:p>
      <text:p text:style-name="Standard"/>
      <text:p text:style-name="Standard">-Nononononon !!</text:p>
      <text:p text:style-name="Standard"/>
      <text:p text:style-name="Standard">Trop tard. Ses protestations n'y changèrent rien, il n'avait pas eu le temps de se mettre en mouvement que l'adolescent avait désormais de la compagnie. Retour à la case départ. Kuzco s'était lui aussi remis en position, veillant au grain à ce que personne ne descende de cet arbre. Pour changer, Edward cligna plein de fois des yeux en regardant Hailey balancer sa cigarette au sol, un sourire jusqu'aux oreilles. Il s'était redressé sur sa branche et avait retrouvé son air d'ahuri qui lui sied si bien. Il lui fallut plusieurs secondes pour se ressaisir, à mi-chemin entre la colère et l'effarement.</text:p>
      <text:p text:style-name="Standard"/>
      <text:p text:style-name="Standard">-Vous êtes sérieuse ? On fait comment maintenant ? En plus j'ai faim.</text:p>
      <text:p text:style-name="Standard"/>
      <text:p text:style-name="Standard">Il lâcha un nouveau soupir avant de se rejeter en arrière. Ce calvaire n'en finirait donc jamais ? Ce n'était pas son genre de s'énerver pour ce genre de choses. Peut-être que l'appétit lui jouait des tours... Le garçon ferma les yeux un moment puis inspira profondément. Les deux blonds étaient coincés ici pour un moment a priori, alors autant rendre les choses le moins désagréables possible.</text:p>
      <text:p text:style-name="Standard"/>
      <text:p text:style-name="Standard">-Ouais on est pas si mal en vrai. Vous travaillez vraiment au cirque ? Et vous avez peur de Kuzko ?</text:p>
      <text:p text:style-name="Standard"/>
      <text:p text:style-name="Standard">Ouais alors par contre, on a pas vraiment tous forcément la même définition d'« agréable »...</text:p>
      <text:p text:style-name="P1">Il était difficile de déterminer si c'était à cause d'un manque de bonne volonté de part et d'autre ou si c'était le simple fruit du hasard, mais les deux jeunes gens à la chevelure dorée ne semblaient pas fait pour s'entendre. Hailey s'échinait à lui expliquer que le prénom de son animal était « Elvis », alors que bon, on s'en foutait un peu. Après tout, ce n'était qu'un stupide lama. Un LAMA. Alors il pouvait s'appeler Bernard ou Serge, la bête ne ferait même pas la différence. Mais, toujours dans l'optique de sympathiser, Edward décida de ne pas insister et abdiqua finalement avec un air résigné.</text:p>
      <text:p text:style-name="Standard"/>
      <text:p text:style-name="Standard">-Ok ok, va pour Elvis Kuzko. Et vous, vous avez un prénom ?</text:p>
      <text:p text:style-name="Standard"/>
      <text:p text:style-name="Standard">La question était smooth. Un peu plus que ce dont le blondin était capable habituellement. Mais il avait tendance à oublier de demander leur nom aux gens et ce parfois jusqu'à la fin de leur conversation, ce qui était toujours gênant lorsque, plus tard, il les recroisait sans même savoir comment ils s'appelaient. Ceci bien sûr sans compter les fois où le garçon oubliait purement et simplement cette information, ce qui s'avérait autant embarrassant -si ce n'était même plus.</text:p>
      <text:p text:style-name="Standard"/>
      <text:p text:style-name="Standard">Edward fut cependant pris d'un regain d'intérêt soudain lorsque Hailey lui expliqua quelle était sa fonction au cirque. Magicienne ? Des petites étoiles se mirent à scintiller au fond de ses pupilles émeraudes alors que l'adolescent se remémorait le spectacle auquel il avait assisté l'après-midi et qui l'avait émerveillé. Ses pensées furent tellement accaparées par ce souvenir inoubliable qu'Edward passa complètement outre la proposition éhontée de la demoiselle qu'il serve d'appât. Il l'ignora pratiquement totalement, ses iris verts rivés dans le regard de cette dernière, sensiblement teinté de la même manière -de manière artificielle cependant.</text:p>
      <text:p text:style-name="Standard"/>
      <text:p text:style-name="Standard">-Nope. Vous faites de la magie ?! Vous me montrez un tour ?</text:p>
      <text:p text:style-name="P1">Edward ne comprit pas l'origine du petit air irrité sur le visage de la demoiselle lorsqu'il lui demanda son nom. Avec un lama au prénom aussi stupide, il s'attendait à tout pour elle. Et il ne fut pas déçu. Son appellation était longue comme le bras et il n'y avait absolument aucune chance pour que le blondin ne s'en souvienne. Ce dernier la regarda pendant plusieurs secondes en clignant des yeux, retrouvant son petit air d'ahuri alors qu'il essayait de se remémorer chacun des mots que la fameuse Harley Jadlou Walker-Cambelle venait de prononcer.</text:p>
      <text:p text:style-name="Standard"/>
      <text:p text:style-name="Standard">-A vos souhaits.</text:p>
      <text:p text:style-name="Standard"/>
      <text:p text:style-name="Standard">Heureusement pour sa pauvre mémoire de moineau, la jeune femme lui donna un diminutif qu'il s'empressa de graver dans son esprit pour ne plus jamais l'oublier. Sinon il aurait été forcé de lui demander de répéter et, en dernier recours, d'utiliser sa fameuse technique du « j'appelle jamais la personne par son prénom et je dis toujours 'vous' », qui était une astuce sympa mais assez peu viable sur le long terme ; les gens s'en rendaient vite compte.</text:p>
      <text:p text:style-name="Standard"/>
      <text:p text:style-name="Standard">-Hailou. Ca m'ira bien, si vous voulez bien.</text:p>
      <text:p text:style-name="Standard"/>
      <text:p text:style-name="Standard">La suite fut un enchaînement d'actions de la part d'Hailou qui tendirent à rendre la situation encore plus ridicule qu'elle ne l'était déjà -si c'était possible. Elle se défendit de ne pas pouvoir lui faire de démonstration à cause du manque d'équilibre dont elle faisait preuve sur cette branche, ce à quoi Edward répondit par un « oh, non ! » très déçu et faillit insister, mais c'était sans compter sur la bonne volonté de la blondinette qui voulut tout de même s'essayer à un numéro d'équilibriste. Le garçon la regarda avec de grands yeux se lever en manquant certes d'assurance mais sans sembler pour autant trop en difficulté. Il lâcha même un « waow » discret avant de se prendre au jeu à son tour. Les bras en balancier, Edward se mit debout en tanguant légèrement et c'est avec un regard inquiet qu'il vit Hailou balancer une pomme en direction de Kuzko.</text:p>
      <text:p text:style-name="Standard"/>
      <text:p text:style-name="Standard">-Euh... Vous devriez peut-être pas f...</text:p>
      <text:p text:style-name="Standard"/>
      <text:p text:style-name="Standard">Le garçon n'eut pas le temps de terminer sa phrase qu'un violent coup de la bête fit trembler la branche sur laquelle ils étaient, le déséquilibrant sans mal étant donné l'équilibre précaire qui le maintenait encore debout à ce moment précis. Edward tomba en arrière en poussant un cri assez peu viril, tentant au passage d'agripper le haut d'Hailou pour ne pas tomber, ce qui ne s'avéra pas suffisant, et finit par se rattraper au dernier moment en coinçant la branche derrière ses genoux. Il se retrouva ainsi en position de cochon pendu, se balançant tranquillement dans le vide tandis que ses deux bras pendaient vers le sol.</text:p>
      <text:p text:style-name="Standard"/>
      <text:p text:style-name="Standard">-...Aire ça. C'était ça votre tour ? Les tours de cartes, c'est bien aussi hein. Vous voulez pas m'aider à remonter et arrêter de lancer des pommes à Ku... Elvis ?</text:p>
      <text:p text:style-name="P1">Évidemment, y en avait une qui se marrait bien pendant qu'il se balançait, pendu à sa branche. Le visage d'Edward prit un ton blasé en attendant qu'Hailou se décide à lui filer un coup de main, ce qui n'arriva pas tout de suite. La blondinette passa tellement de temps à rire que le garçon commençait à sentir le semblant de muscles qu'il avait dans les jambes devenir douloureux à force de rester dans cette position si inconfortable. Il n'avait vraiment pas l'habitude de faire du sport, et ses aptitudes physiques s'en ressentaient grandement. Au bout d'un moment, Hailou finit par retrouver son sérieux et prit un air outré en l'accusant d'avoir volontairement cherché à déchirer son tee-shirt. Cela n'avait bien évidemment pas été du tout son intention à l'origine, cependant Edward se prit à rougir en imaginant la scène en question.</text:p>
      <text:p text:style-name="Standard"/>
      <text:p text:style-name="Standard">-T... Tellement pas !</text:p>
      <text:p text:style-name="Standard"/>
      <text:p text:style-name="Standard">Il était assez facile de faire gober n'importe quoi à l'adolescent et, lorsqu'il se rendit compte que sa compère du jour le taquinait et n'était pas vraiment sérieuse il s'en voulut de s'être fait avoir aussi aisément. Edward prit la main qu'on lui tendait en ronchonnant et remonta dans la douleur sur leur perchoir improvisé. Il s'y allongea dans la même position qu'à l'origine -sur le dos avec les jambes pliées et poussa un profond soupir de soulagement. Un peu plus et c'était la crampe. Même ses abdos, qui n'avaient pourtant pratiquement pas travaillé, le faisaient souffrir. Le blondin prit un moment pour reprendre son souffle puis finit par légèrement relever la tête en direction d'Hailou.</text:p>
      <text:p text:style-name="Standard"/>
      <text:p text:style-name="Standard">-Merci pour le coup de main. Et maintenant ? C'est retour à la case départ on dirait. Ca vous arrive souvent, des animaux fous furieux en liberté comme ça ?</text:p>
      <text:p text:style-name="Standard"/>
      <text:p text:style-name="Standard">Il posa une main sur son ventre en l'entendant gargouiller.</text:p>
      <text:p text:style-name="Standard"/>
      <text:p text:style-name="Standard">-J'ai -trop- la dalle. Il va falloir trouver un moyen de descendre rapidement sinon je vais me faire un méchoui de lama.</text:p>
      <text:p text:style-name="Standard"/>
      <text:p text:style-name="Standard">Comme s'il avait une chance de remporter un affrontement contre Elvis.</text:p>
      <text:p text:style-name="P1">Visiblement, Hailou n'avait pas compris qu'Edward plaisantait lorsqu'il prétendait vouloir manger Kuzko. Encore que. Non, jamais il ne ferait ça à un animal de compagnie. Mais en même temps, il avait tellement la dalle quoi... Naaaan, franchement ça se fait pas. Surtout alors que sa maîtresse était là quoi. Alors le garçon lâcha un nouveau sourire à ladite maîtresse avec un petit air résigné.</text:p>
      <text:p text:style-name="Standard"/>
      <text:p text:style-name="Standard">-Ok, pas touche à Elvis...</text:p>
      <text:p text:style-name="Standard"/>
      <text:p text:style-name="Standard">Son ventre gargouilla à nouveau, lui rappelant sans pitié que cela ne résolvait pas leur problème principal. C'est le moment que choisit la blondinette pour sortir son téléphone... et appeler à l'aide. Depuis le début, elle avait le moyen de les sortir de ce pétrin et pourtant elle n'avait rien fait. Complètement abasourdi, Edward la regarda lever son pouce, toute fière d'elle, ne sachant trop comment réagir. L'espace d'un instant, une furieuse envie de s'énerver à mort le prit. Elle s'était bien moquée de lui depuis le début. Mais son envie passa aussi subitement qu'elle était venue alors qu'il assistait à une démonstration de domptage en direct live, un dompteur étant venu récupérer le lama en cavale.</text:p>
      <text:p text:style-name="Standard"/>
      <text:p text:style-name="Standard">-Han, trop cool !</text:p>
      <text:p text:style-name="Standard"/>
      <text:p text:style-name="Standard">Son regard était passé d'ahuri à émerveillé en passant par fâché, le tout en l'espace d'une fraction de seconde, nouvelle preuve de la capacité de concentration de poisson rouge du blondin. Il changea à nouveau lorsque Hailou lui proposa de venir manger un bout, et la lueur qui brillait cette fois-ci au fond de ses yeux était d'une telle intensité qu'elle aurait presque pu faire peur. Hailou aurait été l'incarnation d'une déesse sur Terre que le garçon ne l'aurait pas regardé avec autant de dévotion. Elle lui offrait à manger. La chose dont il rêvait le plus à ce moment précis. Edward redescendit d'un bond au sol maintenant safe pour lui et lui emboîta le pas en courant presque.</text:p>
      <text:p text:style-name="Standard"/>
      <text:p text:style-name="Standard">-Trop cool ! Merci Harlou ! C'est votre père le dompteur de lama ?</text:p>
      <text:p text:style-name="P1">Edward reçut une petite pichenette pour avoir mal prononcé le surnom d'Hailou, qu'il accueillit avec surprise mais admit volontiers qu'il l'avait peut-être écorché. Le garçon essaya une nouvelle fois de <text:s/>graver la prononciation correcte dans sa mémoire défaillante et lâcha un petit sourire désolé en se massant le front là où la blondinette l'avait tapé. </text:p>
      <text:p text:style-name="Standard"/>
      <text:p text:style-name="Standard">-Oups, pardon Hailou.</text:p>
      <text:p text:style-name="Standard"/>
      <text:p text:style-name="Standard">Celle-ci lui confirma alors l'identité du dresseur qui leur avait sauvé la mise. Le cirque était donc une histoire de famille chez eux. Tout en écoutant la demoiselle parler, le garçon regarda son paternel en l'imaginant donner des consignes à un singe. En tout cas, ça se voyait qu'il avait le feeling avec les animaux. Là où les adolescents s'y étaient pris comme des manches, il ne lui avait fallu qu'une poignée de secondes pour dompter la bête. C'était un talent assez rare -d'où le succès du cirque dans la population, et Edward se demanda combien de temps il fallait pour en arriver à un tel niveau de maîtrise.</text:p>
      <text:p text:style-name="Standard"/>
      <text:p text:style-name="Standard">Comme promis, Hailou l'emmena ensuite chez elle pour lui offrir à manger, ce dont la simple idée remplit notre blondin de joie. Ce dernier se retrouva cependant bien surpris lorsqu'il entra dans une caravane. C'était un peu con d'être étonné que des membres d'un cirque n'habitent pas dans une maison, mais Edward n'en avait jamais côtoyé jusqu'à présent. Et il n'était jamais allé dans une caravane non plus. Lorsque Hailou lui indiqua de faire comme chez lui, le garçon était déjà en train de scruter chaque recoin de l'habitation. Son regard s'était vidé de toute expression, et il avait la tête de distrait qu'on lui connaissait si bien. Il se promena pendant un moment en regardant autour de lui, visiblement déconnecté de la réalité. La dernière remarque d'Hailou le fit cependant redescendre sur Terre.</text:p>
      <text:p text:style-name="Standard"/>
      <text:p text:style-name="Standard">-Pardon ? Les connexions se firent lorsqu'il la vit en train de cuisiner. Ah euh... Vous en faîtes pas. Tant que je mange... Vous voulez un coup de main ?</text:p>
      <text:p text:style-name="Standard"/>
      <text:p text:style-name="Standard">Il s'approcha pour lui proposer son aide.</text:p>
      <text:p text:style-name="Standard"/>
      <text:p text:style-name="Standard">-C'est comment de vivre dans une caravane ? Vous déménagez souvent ?</text:p>
      <text:p text:style-name="P1">Hailou ne se gêna pas pour déléguer tout le gros du travail au pauvre Edward qui ne broncha même pas et se contenta d'opiner du chef avant de se mettre au boulot. Il s'empara des cuisses, attrapa une planche à découper et commença son office. Assez étrangement, le garçon était loin d'être nul en cuisine. S'il n'était pas vraiment débrouillard dans beaucoup de domaines, ses parents l'avaient toujours forcé à les aider à faire à manger. C'était une activité qu'il appréciait dans l'ensemble, même s'il lui arrivait de temps en temps d'oublier quelque chose dans four et de faire cramer les plats. Eh oui que voulez-vous, on se refait pas. Mais aujourd'hui, le blondin faisait à manger pour quelqu'un d'autre, aussi il se promit de faire attention à ne rien rater.</text:p>
      <text:p text:style-name="Standard"/>
      <text:p text:style-name="Standard">Tout en préparant le repas, les deux compères continuèrent à discuter tranquillement. Hailou se moqua un peu de sa dernière question, arguant que pour elle, qui avait toujours vécu en caravane, il n'y avait rien de plus normal à cela. Edward haussa les épaules. On ne lui enlèverait pas l'idée que <text:s/>ça restait quand même bizarre. Il profita de l'occasion pour jeter un nouveau regard encore plus attentif à l'habitation. Bizarre ou pas, c'était beaucoup plus moderne qu'il ne l'aurait pensé au départ. La caravane était dotée de toute une panoplie d'équipements high-tech à en faire pâlir de jalousie n'importe quelle famille modeste de Palema. Les meubles étaient faits de beaux matériaux et tout semblait extrêmement récent.</text:p>
      <text:p text:style-name="Standard"/>
      <text:p text:style-name="Standard">-Mouais. En tout cas, c'est plus confortable que je l'aurais pensé. Et le cirque c'est pareil, vous en faites depuis toujours ? Du coup les enfants vont pas à l'école ?</text:p>
      <text:p text:style-name="Standard"/>
      <text:p text:style-name="Standard">Il était assez marrant de voir s'opposer l'intérêt d'Edward et son manque de connaissances sur le sujet. Ses questions étaient vraiment bateaux, et Hailou devait déjà le trouver bizarre, mais au moins pour une fois le garçon restait concentré sur la discussion. Comment la jeune fille avait-elle réussi le tour de force de le maintenir attentif, personne ne le savait. Mais cela fonctionnait. Alors qu'il commençait à verser le poulet dans une poêle, Edward se tourna vers sa camarade.</text:p>
      <text:p text:style-name="Standard"/>
      <text:p text:style-name="Standard">-Vous auriez des épices ? Ou des oign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31T21:52:21.45</meta:creation-date>
    <dc:date>2017-07-08T18:56:18.53</dc:date>
    <meta:editing-duration>PT9H54M45S</meta:editing-duration>
    <meta:editing-cycles>818</meta:editing-cycles>
    <meta:generator>OpenOffice/4.1.2$Win32 OpenOffice.org_project/412m3$Build-9782</meta:generator>
    <meta:document-statistic meta:table-count="0" meta:image-count="0" meta:object-count="0" meta:page-count="9" meta:paragraph-count="58" meta:word-count="3568" meta:character-count="21142"/>
  </office:meta>
</office:document-meta>
</file>